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ru" fo:country="RU" style:text-underline-style="none" fo:font-weight="normal" officeooo:rsid="001bc1ec" officeooo:paragraph-rsid="001bc1ec" style:font-weight-asian="normal" style:font-weight-complex="normal"/>
    </style:style>
    <style:style style:name="P2" style:family="paragraph" style:parent-style-name="Standard">
      <style:text-properties fo:language="ru" fo:country="RU" style:text-underline-style="none" fo:font-weight="normal" officeooo:rsid="001bc1ec" officeooo:paragraph-rsid="0020478e" style:font-weight-asian="normal" style:font-weight-complex="normal"/>
    </style:style>
    <style:style style:name="P3" style:family="paragraph" style:parent-style-name="Standard" style:list-style-name="L1">
      <style:text-properties fo:language="ru" fo:country="RU" style:text-underline-style="none" fo:font-weight="normal" officeooo:rsid="0030336d" officeooo:paragraph-rsid="0030336d" style:font-weight-asian="normal" style:font-weight-complex="normal"/>
    </style:style>
    <style:style style:name="P4" style:family="paragraph" style:parent-style-name="Standard" style:list-style-name="L1">
      <style:text-properties fo:language="ru" fo:country="RU" style:text-underline-style="none" fo:font-weight="normal" officeooo:rsid="0032eee0" officeooo:paragraph-rsid="0032eee0" style:font-weight-asian="normal" style:font-weight-complex="normal"/>
    </style:style>
    <style:style style:name="P5" style:family="paragraph" style:parent-style-name="Standard" style:list-style-name="L1">
      <style:text-properties fo:language="ru" fo:country="RU" style:text-underline-style="none" fo:font-weight="normal" officeooo:rsid="0034623e" officeooo:paragraph-rsid="0034623e" style:font-weight-asian="normal" style:font-weight-complex="normal"/>
    </style:style>
    <style:style style:name="P6" style:family="paragraph" style:parent-style-name="Standard" style:list-style-name="L1">
      <style:text-properties fo:language="ru" fo:country="RU" style:text-underline-style="none" fo:font-weight="normal" officeooo:rsid="003acdbe" officeooo:paragraph-rsid="003acdbe" style:font-weight-asian="normal" style:font-weight-complex="normal"/>
    </style:style>
    <style:style style:name="P7" style:family="paragraph" style:parent-style-name="Standard" style:list-style-name="L1">
      <style:text-properties fo:language="ru" fo:country="RU" style:text-underline-style="none" fo:font-weight="normal" officeooo:rsid="003fef60" officeooo:paragraph-rsid="003fef60" style:font-weight-asian="normal" style:font-weight-complex="normal"/>
    </style:style>
    <style:style style:name="P8" style:family="paragraph" style:parent-style-name="Standard" style:list-style-name="L1">
      <style:text-properties fo:language="ru" fo:country="RU" style:text-underline-style="none" fo:font-weight="normal" officeooo:rsid="00461a91" officeooo:paragraph-rsid="00461a91" style:font-weight-asian="normal" style:font-weight-complex="normal"/>
    </style:style>
    <style:style style:name="P9" style:family="paragraph" style:parent-style-name="Standard" style:list-style-name="L1">
      <style:text-properties fo:language="ru" fo:country="RU" style:text-underline-style="none" fo:font-weight="normal" officeooo:rsid="0048e0d7" officeooo:paragraph-rsid="0048e0d7" style:font-weight-asian="normal" style:font-weight-complex="normal"/>
    </style:style>
    <style:style style:name="P10" style:family="paragraph" style:parent-style-name="Standard" style:list-style-name="L1">
      <style:text-properties fo:language="ru" fo:country="RU" style:text-underline-style="none" fo:font-weight="normal" officeooo:rsid="004bec96" officeooo:paragraph-rsid="004bec96" style:font-weight-asian="normal" style:font-weight-complex="normal"/>
    </style:style>
    <style:style style:name="P11" style:family="paragraph" style:parent-style-name="Standard" style:list-style-name="L1">
      <style:text-properties fo:language="ru" fo:country="RU" style:text-underline-style="none" fo:font-weight="bold" officeooo:rsid="00135cc6" officeooo:paragraph-rsid="00135cc6" style:font-weight-asian="bold" style:font-weight-complex="bold"/>
    </style:style>
    <style:style style:name="P12" style:family="paragraph" style:parent-style-name="Standard" style:list-style-name="L1">
      <style:text-properties fo:language="ru" fo:country="RU" style:text-underline-style="none" fo:font-weight="bold" officeooo:rsid="001395cb" officeooo:paragraph-rsid="001395cb" style:font-weight-asian="bold" style:font-weight-complex="bold"/>
    </style:style>
    <style:style style:name="P13" style:family="paragraph" style:parent-style-name="Standard" style:list-style-name="L1">
      <style:text-properties fo:language="ru" fo:country="RU" style:text-underline-style="none" fo:font-weight="bold" officeooo:rsid="001001ed" officeooo:paragraph-rsid="001001ed" style:font-weight-asian="bold" style:font-weight-complex="bold"/>
    </style:style>
    <style:style style:name="P14" style:family="paragraph" style:parent-style-name="Standard" style:list-style-name="L1">
      <style:text-properties fo:language="ru" fo:country="RU" style:text-underline-style="none" fo:font-weight="bold" officeooo:rsid="001472ea" officeooo:paragraph-rsid="001472ea" style:font-weight-asian="bold" style:font-weight-complex="bold"/>
    </style:style>
    <style:style style:name="P15" style:family="paragraph" style:parent-style-name="Standard" style:list-style-name="L1">
      <style:text-properties fo:language="ru" fo:country="RU" style:text-underline-style="none" fo:font-weight="bold" officeooo:rsid="0016aab6" officeooo:paragraph-rsid="0016aab6" style:font-weight-asian="bold" style:font-weight-complex="bold"/>
    </style:style>
    <style:style style:name="P16" style:family="paragraph" style:parent-style-name="Standard" style:list-style-name="L1">
      <style:text-properties fo:language="ru" fo:country="RU" style:text-underline-style="none" fo:font-weight="bold" officeooo:rsid="00171276" officeooo:paragraph-rsid="00171276" style:font-weight-asian="bold" style:font-weight-complex="bold"/>
    </style:style>
    <style:style style:name="P17" style:family="paragraph" style:parent-style-name="Standard">
      <style:text-properties fo:color="#000000" style:font-name="Consolas" fo:font-size="9.5pt" fo:background-color="#ffffff" style:font-size-asian="9.5pt"/>
    </style:style>
    <style:style style:name="P18" style:family="paragraph" style:parent-style-name="Standard">
      <style:text-properties officeooo:paragraph-rsid="0020478e"/>
    </style:style>
    <style:style style:name="P19" style:family="paragraph" style:parent-style-name="Standard">
      <style:paragraph-properties fo:margin-left="1.27cm" fo:margin-right="0cm" fo:text-indent="0cm" style:auto-text-indent="false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fo:background-color="#ffffff" style:font-size-asian="9.5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language="en" fo:country="US" officeooo:rsid="0021bdd0" officeooo:paragraph-rsid="0021bdd0" style:font-size-asian="10.5pt" style:font-size-complex="12pt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language="en" fo:country="US" officeooo:rsid="0022e8d4" officeooo:paragraph-rsid="0022e8d4" style:font-size-asian="10.5pt" style:font-size-complex="12pt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language="ru" fo:country="RU" style:text-underline-style="none" fo:font-weight="normal" officeooo:rsid="00276fd4" officeooo:paragraph-rsid="00276fd4" style:font-weight-asian="normal" style:font-weight-complex="normal"/>
    </style:style>
    <style:style style:name="P24" style:family="paragraph" style:parent-style-name="Standard" style:list-style-name="">
      <style:paragraph-properties fo:margin-left="1.27cm" fo:margin-right="0cm" fo:text-indent="0cm" style:auto-text-indent="false"/>
      <style:text-properties fo:language="ru" fo:country="RU" style:text-underline-style="none" fo:font-weight="normal" officeooo:rsid="0054b715" officeooo:paragraph-rsid="0054b715" style:font-weight-asian="normal" style:font-weight-complex="normal"/>
    </style:style>
    <style:style style:name="P25" style:family="paragraph" style:parent-style-name="Standard" style:list-style-name="L1">
      <style:paragraph-properties fo:break-before="page"/>
      <style:text-properties fo:language="ru" fo:country="RU" style:text-underline-style="none" fo:font-weight="bold" officeooo:rsid="0018500d" officeooo:paragraph-rsid="0018500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0f16"/>
    </style:style>
    <style:style style:name="T3" style:family="text">
      <style:text-properties fo:language="en" fo:country="US" officeooo:rsid="0015dddb"/>
    </style:style>
    <style:style style:name="T4" style:family="text">
      <style:text-properties fo:language="en" fo:country="US" officeooo:rsid="0020478e"/>
    </style:style>
    <style:style style:name="T5" style:family="text">
      <style:text-properties fo:language="en" fo:country="US" style:text-underline-style="none" fo:font-weight="normal" officeooo:rsid="0020478e" style:font-weight-asian="normal" style:font-weight-complex="normal"/>
    </style:style>
    <style:style style:name="T6" style:family="text">
      <style:text-properties fo:language="en" fo:country="US" officeooo:rsid="00290493"/>
    </style:style>
    <style:style style:name="T7" style:family="text">
      <style:text-properties fo:language="en" fo:country="US" officeooo:rsid="002a6e24"/>
    </style:style>
    <style:style style:name="T8" style:family="text">
      <style:text-properties fo:language="en" fo:country="US" officeooo:rsid="002accd8"/>
    </style:style>
    <style:style style:name="T9" style:family="text">
      <style:text-properties fo:language="en" fo:country="US" officeooo:rsid="003245c1"/>
    </style:style>
    <style:style style:name="T10" style:family="text">
      <style:text-properties fo:language="en" fo:country="US" officeooo:rsid="00372322"/>
    </style:style>
    <style:style style:name="T11" style:family="text">
      <style:text-properties fo:language="en" fo:country="US" officeooo:rsid="003c2585"/>
    </style:style>
    <style:style style:name="T12" style:family="text">
      <style:text-properties fo:language="en" fo:country="US" officeooo:rsid="003c44f7"/>
    </style:style>
    <style:style style:name="T13" style:family="text">
      <style:text-properties fo:language="en" fo:country="US" officeooo:rsid="003c9b44"/>
    </style:style>
    <style:style style:name="T14" style:family="text">
      <style:text-properties fo:language="en" fo:country="US" officeooo:rsid="00410553"/>
    </style:style>
    <style:style style:name="T15" style:family="text">
      <style:text-properties fo:language="en" fo:country="US" officeooo:rsid="0044510d"/>
    </style:style>
    <style:style style:name="T16" style:family="text">
      <style:text-properties fo:language="en" fo:country="US" officeooo:rsid="00454fdd"/>
    </style:style>
    <style:style style:name="T17" style:family="text">
      <style:text-properties fo:language="en" fo:country="US" officeooo:rsid="00459ce2"/>
    </style:style>
    <style:style style:name="T18" style:family="text">
      <style:text-properties fo:language="en" fo:country="US" officeooo:rsid="0048263c"/>
    </style:style>
    <style:style style:name="T19" style:family="text">
      <style:text-properties fo:language="en" fo:country="US" officeooo:rsid="004b0f45"/>
    </style:style>
    <style:style style:name="T20" style:family="text">
      <style:text-properties fo:language="en" fo:country="US" officeooo:rsid="004b53c8"/>
    </style:style>
    <style:style style:name="T21" style:family="text">
      <style:text-properties fo:language="en" fo:country="US" officeooo:rsid="004e879e"/>
    </style:style>
    <style:style style:name="T22" style:family="text">
      <style:text-properties fo:language="en" fo:country="US" officeooo:rsid="004ff18d"/>
    </style:style>
    <style:style style:name="T23" style:family="text">
      <style:text-properties fo:language="en" fo:country="US" officeooo:rsid="00512ab5"/>
    </style:style>
    <style:style style:name="T24" style:family="text">
      <style:text-properties fo:language="en" fo:country="US" officeooo:rsid="0052206b"/>
    </style:style>
    <style:style style:name="T25" style:family="text">
      <style:text-properties fo:language="en" fo:country="US" officeooo:rsid="0055416c"/>
    </style:style>
    <style:style style:name="T26" style:family="text">
      <style:text-properties officeooo:rsid="0012e90d"/>
    </style:style>
    <style:style style:name="T27" style:family="text">
      <style:text-properties fo:color="#0000ff" style:font-name="Consolas" fo:font-size="9.5pt" fo:background-color="#ffffff" loext:char-shading-value="0" style:font-size-asian="9.5pt"/>
    </style:style>
    <style:style style:name="T28" style:family="text">
      <style:text-properties fo:color="#000000" style:font-name="Consolas" fo:font-size="9.5pt" fo:background-color="#ffffff" loext:char-shading-value="0" style:font-size-asian="9.5pt"/>
    </style:style>
    <style:style style:name="T29" style:family="text">
      <style:text-properties fo:color="#000000" fo:background-color="#ffffff" loext:char-shading-value="0"/>
    </style:style>
    <style:style style:name="T30" style:family="text">
      <style:text-properties fo:color="#2b91af" style:font-name="Consolas" fo:font-size="9.5pt" fo:background-color="#ffffff" loext:char-shading-value="0" style:font-size-asian="9.5pt"/>
    </style:style>
    <style:style style:name="T31" style:family="text">
      <style:text-properties fo:color="#a31515" style:font-name="Consolas" fo:font-size="9.5pt" fo:background-color="#ffffff" loext:char-shading-value="0" style:font-size-asian="9.5pt"/>
    </style:style>
    <style:style style:name="T32" style:family="text">
      <style:text-properties officeooo:rsid="00276fd4"/>
    </style:style>
    <style:style style:name="T33" style:family="text">
      <style:text-properties officeooo:rsid="00290493"/>
    </style:style>
    <style:style style:name="T34" style:family="text">
      <style:text-properties officeooo:rsid="002a6e24"/>
    </style:style>
    <style:style style:name="T35" style:family="text">
      <style:text-properties officeooo:rsid="002accd8"/>
    </style:style>
    <style:style style:name="T36" style:family="text">
      <style:text-properties officeooo:rsid="0031d961"/>
    </style:style>
    <style:style style:name="T37" style:family="text">
      <style:text-properties officeooo:rsid="003245c1"/>
    </style:style>
    <style:style style:name="T38" style:family="text">
      <style:text-properties officeooo:rsid="0034edec"/>
    </style:style>
    <style:style style:name="T39" style:family="text">
      <style:text-properties officeooo:rsid="00372322"/>
    </style:style>
    <style:style style:name="T40" style:family="text">
      <style:text-properties officeooo:rsid="003c2585"/>
    </style:style>
    <style:style style:name="T41" style:family="text">
      <style:text-properties officeooo:rsid="003c6543"/>
    </style:style>
    <style:style style:name="T42" style:family="text">
      <style:text-properties officeooo:rsid="003df6f7"/>
    </style:style>
    <style:style style:name="T43" style:family="text">
      <style:text-properties officeooo:rsid="00410553"/>
    </style:style>
    <style:style style:name="T44" style:family="text">
      <style:text-properties officeooo:rsid="00454fdd"/>
    </style:style>
    <style:style style:name="T45" style:family="text">
      <style:text-properties officeooo:rsid="00459ce2"/>
    </style:style>
    <style:style style:name="T46" style:family="text">
      <style:text-properties officeooo:rsid="0047d4ec"/>
    </style:style>
    <style:style style:name="T47" style:family="text">
      <style:text-properties officeooo:rsid="0048263c"/>
    </style:style>
    <style:style style:name="T48" style:family="text">
      <style:text-properties officeooo:rsid="00491d75"/>
    </style:style>
    <style:style style:name="T49" style:family="text">
      <style:text-properties officeooo:rsid="004b0f45"/>
    </style:style>
    <style:style style:name="T50" style:family="text">
      <style:text-properties officeooo:rsid="004b53c8"/>
    </style:style>
    <style:style style:name="T51" style:family="text">
      <style:text-properties officeooo:rsid="004e879e"/>
    </style:style>
    <style:style style:name="T52" style:family="text">
      <style:text-properties officeooo:rsid="0052206b"/>
    </style:style>
    <style:style style:name="T53" style:family="text">
      <style:text-properties officeooo:rsid="005541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4163748588771230" text:style-name="L1">
        <text:list-item>
          <text:p text:style-name="P11">Что такое <text:span text:style-name="T1">CIL </text:span><text:span text:style-name="T32">код</text:span><text:span text:style-name="T1">?</text:span></text:p>
        </text:list-item>
      </text:list>
      <text:p text:style-name="P23"><text:span text:style-name="T1">CIL – </text:span>это один из языков программирования .<text:span text:style-name="T1">NET. </text:span><text:span text:style-name="T33">При создании сборок .</text:span><text:span text:style-name="T6">NET </text:span><text:span text:style-name="T33">с помощью выбранного управляемого языка соответствующий компилятор всегда транслирует исходный код в инструкции </text:span><text:span text:style-name="T6">CIL. </text:span><text:span text:style-name="T7">CIL </text:span><text:span text:style-name="T34">код можно компилировать благодаря утилите </text:span><text:span text:style-name="T7">ilasm.exe. </text:span><text:span text:style-name="T35">Как мной было прочитано </text:span><text:span text:style-name="T8">CIL </text:span><text:span text:style-name="T35">язык - это ассемблер на стероидах.</text:span></text:p>
      <text:list xml:id="list195432520159438" text:continue-numbering="true" text:style-name="L1">
        <text:list-item>
          <text:p text:style-name="P12">Для чего нужна утилита <text:span text:style-name="T1">peverify.exe?</text:span></text:p>
          <text:p text:style-name="P3">Если утилита <text:span text:style-name="T1">ilasm.exe </text:span>необходима для компиляции сборки, т.е. для проверки синтаксиса, то утилита <text:span text:style-name="T1">peverify.exe </text:span>полезна для проверки <text:span text:style-name="T36">её семантики. Проверяет достоверность всех кодов операций </text:span><text:span text:style-name="T9">CIL </text:span><text:span text:style-name="T37">внутри указанной сборки.</text:span></text:p>
          <text:p text:style-name="P4">Пример: стек вычислений должен всегда быть пустым перед выходом из функции, если это не так утилита <text:span text:style-name="T1">peverify </text:span>сообщит об этом.</text:p>
        </text:list-item>
        <text:list-item>
          <text:p text:style-name="P12">Что такое возвратное проектирование?</text:p>
          <text:p text:style-name="P5">Это процесс дизассем<text:span text:style-name="T38">б</text:span>лирования сборки <text:span text:style-name="T1">.NET, </text:span>ее анализ, умение редактировать <text:span text:style-name="T1">CIL </text:span>код и заново компилировать в сборку. <text:span text:style-name="T39">Возвратное проектирование необходимо в случаях когда исходный код сборки утерян или не доступен, необходимо изменить неэффективный или не корректный </text:span><text:span text:style-name="T10">CIL </text:span><text:span text:style-name="T39">код, надо сконструировать библиотеку взаимодействия с </text:span><text:span text:style-name="T10">COM </text:span><text:span text:style-name="T39">и учесть ряд атрибутов </text:span><text:span text:style-name="T10">COM IDL.</text:span></text:p>
        </text:list-item>
        <text:list-item>
          <text:p text:style-name="P13">Что означает все, что начинается с точки в коде <text:span text:style-name="T1">CIL </text:span>и без нее?</text:p>
          <text:p text:style-name="P9">Все что начинается с точки в <text:span text:style-name="T1">CIL </text:span>коде является директивой, заставляя <text:span text:style-name="T48">выполнять</text:span> некоторое действие, такое как создание функции или класса. <text:span text:style-name="T49">Все что начинается не с точки является инструкцией в </text:span><text:span text:style-name="T19">CIL </text:span><text:span text:style-name="T49">коде. Директива </text:span><text:span text:style-name="T20">CIL </text:span><text:span text:style-name="T50">позволяет информировать компилятор </text:span><text:span text:style-name="T20">CIL </text:span><text:span text:style-name="T50">о том, как должны определяться пространства имен, типы и члены, входящие в состав сборки.</text:span></text:p>
        </text:list-item>
        <text:list-item>
          <text:p text:style-name="P13">Как <text:span text:style-name="T1">ilasm </text:span>понимает с какой функции необходимо начать работу?</text:p>
          <text:p text:style-name="P6">В отличии от языков высокого уровня, в которых точка входа является функция <text:span text:style-name="T1">main, </text:span>в <text:span text:style-name="T1">CIL </text:span>коде это не так. <text:span text:style-name="T40">Для того что бы компилятор знал с какой функции надо начать работать в нее надо поместить директиву .</text:span><text:span text:style-name="T11">entr</text:span><text:span text:style-name="T12">ypoint. </text:span><text:span text:style-name="T41">Поэтому входная функция может иметь любое имя, как например в коде </text:span><text:span text:style-name="T13">CarClient.il </text:span><text:span text:style-name="T42">такой функцией является </text:span><text:span text:style-name="T13">FOOBAR.</text:span></text:p>
        </text:list-item>
        <text:list-item>
          <text:p text:style-name="P13">Для чего необходима в <text:span text:style-name="T1">CIL </text:span>коде <text:span text:style-name="T26">директива</text:span> <text:span text:style-name="T1">as</text:span><text:span text:style-name="T2">s</text:span><text:span text:style-name="T1">embly?</text:span></text:p>
          <text:p text:style-name="P7">Директива .<text:span text:style-name="T1">assembly </text:span>применяется для перечисления внешних сборок, которые будут использоваться текущей сборкой. Для этого директиву .<text:span text:style-name="T1">assembly </text:span>необходимо пометить атрибутом <text:span text:style-name="T1">extern </text:span><text:span text:style-name="T14">&lt;</text:span><text:span text:style-name="T43">имя сборки</text:span><text:span text:style-name="T14">&gt;</text:span><text:span text:style-name="T1">. </text:span><text:span text:style-name="T43">Внутри такой директивы должны быть директивы .</text:span><text:span text:style-name="T14">pu</text:span><text:span text:style-name="T15">b</text:span><text:span text:style-name="T14">lictoken </text:span><text:span text:style-name="T43">и .</text:span><text:span text:style-name="T14">ver (</text:span><text:span text:style-name="T43">если сборка со строгим именем</text:span><text:span text:style-name="T14">).</text:span><text:span text:style-name="T1"> </text:span><text:span text:style-name="T44">Так же </text:span><text:span text:style-name="T16">assembly </text:span><text:span text:style-name="T44">используется для указания нашей сборки. Пример: .</text:span><text:span text:style-name="T17">assembly &lt;</text:span><text:span text:style-name="T45">имя нашей сборки</text:span><text:span text:style-name="T17">&gt;</text:span></text:p>
        </text:list-item>
        <text:list-item>
          <text:p text:style-name="P14">Для чего нужна инструкция <text:span text:style-name="T3">l</text:span><text:span text:style-name="T1">dstr?</text:span></text:p>
          <text:p text:style-name="P8">Эта инструкция помещает в стек строку, а стек необходим для упрощения передачи параметров в функцию, т.е. <text:span text:style-name="T46">в</text:span>се функции получают свои параметры из стека. <text:span text:style-name="T47">Также для загрузки в стек используется инструкция </text:span><text:span text:style-name="T18">ldarg.</text:span></text:p>
        </text:list-item>
        <text:list-item>
          <text:p text:style-name="P15">Как в <text:span text:style-name="T1">CIL </text:span>коде писать ООП приложение?</text:p>
          <text:p text:style-name="P10">Для создания <text:span text:style-name="T1">OO</text:span>П приложения используется директива .<text:span text:style-name="T1">class. </text:span><text:span text:style-name="T51">Эта директива снабжается дополнительными атрибутами (такие как </text:span><text:span text:style-name="T22">public, auto, ansi, </text:span><text:span text:style-name="T23">extends</text:span><text:span text:style-name="T51">) и как в </text:span><text:span text:style-name="T21">C# </text:span><text:span text:style-name="T51">всегда явно или не явно тип будет унаследован от базового класса </text:span><text:span text:style-name="T21">System.Object. </text:span><text:span text:style-name="T52">Т.е. для создания ООП приложения на </text:span><text:span text:style-name="T24">CIL </text:span><text:span text:style-name="T52">мы должны как минимум использовать .</text:span><text:span text:style-name="T24">class </text:span><text:span text:style-name="T52">и статический .</text:span><text:span text:style-name="T24">method </text:span><text:span text:style-name="T52">директивы.</text:span></text:p>
        </text:list-item>
        <text:list-item>
          <text:p text:style-name="P16">Как в ООП приложении на <text:span text:style-name="T1">CIL </text:span>пишется конструктор?</text:p>
        </text:list-item>
      </text:list>
      <text:p text:style-name="P24">Так же как и в ЯП высокого уровня можно не писать конструктор, но если мы решили написать конструктор на <text:span text:style-name="T1">CIL </text:span>должно выполняться ряд правил. Нужно определить специальный метод, который называется .<text:span text:style-name="T1">ctor </text:span>с такими атрибутами как <text:span text:style-name="T1">specialname, rtspecialname </text:span>и <text:span text:style-name="T1">instance. </text:span><text:span text:style-name="T53">Если класс расширяет другой класс, то нужно определить конструктор который вызовет конструктор родителя.</text:span></text:p>
      <text:list xml:id="list195432532172986" text:continue-numbering="true" text:style-name="L1">
        <text:list-item>
          <text:p text:style-name="P25">Как будет выглядеть код <text:span text:style-name="T1">CILCars.il </text:span>и <text:span text:style-name="T1">CarClient.il </text:span>на <text:span text:style-name="T1">C#?</text:span></text:p>
          <text:p text:style-name="P1">В <text:span text:style-name="T1">CILCars.il </text:span>в одном пространстве имен написано два класса, поэтому этот файл разделяется на два <text:span text:style-name="T1">C# </text:span>файла: <text:span text:style-name="T1">CILCar.cs </text:span>и <text:span text:style-name="T1">CILCarInfo.cs.</text:span></text:p>
        </text:list-item>
      </text:list>
      <text:p text:style-name="P2"><text:span text:style-name="T1"><text:tab/></text:span></text:p>
      <text:p text:style-name="P2"><text:span text:style-name="T4"><text:tab/>CILCar.cs:</text:span></text:p>
      <text:p text:style-name="P18"><text:span text:style-name="T5"><text:tab/></text:span><text:span text:style-name="T27">using</text:span><text:span text:style-name="T28"> System;</text:span></text:p>
      <text:p text:style-name="P17"/>
      <text:p text:style-name="Standard"><text:span text:style-name="T27"><text:tab/>namespace</text:span><text:span text:style-name="T28"> CILCars</text:span></text:p>
      <text:p text:style-name="P19"><text:span text:style-name="T28">{</text:span></text:p>
      <text:p text:style-name="P19"><text:span text:style-name="T28"><text:s text:c="2"/></text:span><text:span text:style-name="T27">public</text:span><text:span text:style-name="T28"> </text:span><text:span text:style-name="T27">class</text:span><text:span text:style-name="T28"> </text:span><text:span text:style-name="T30">CILCar</text:span></text:p>
      <text:p text:style-name="P19"><text:span text:style-name="T28"><text:s text:c="2"/>{</text:span></text:p>
      <text:p text:style-name="P19"><text:span text:style-name="T28"><text:s text:c="4"/></text:span><text:span text:style-name="T27">public</text:span><text:span text:style-name="T28"> </text:span><text:span text:style-name="T27">int</text:span><text:span text:style-name="T28"> currSpeed;</text:span></text:p>
      <text:p text:style-name="P19"><text:span text:style-name="T28"><text:s text:c="4"/></text:span><text:span text:style-name="T27">public</text:span><text:span text:style-name="T28"> </text:span><text:span text:style-name="T27">string</text:span><text:span text:style-name="T28"> petName;</text:span></text:p>
      <text:p text:style-name="P20"/>
      <text:p text:style-name="P19"><text:span text:style-name="T28"><text:s text:c="4"/></text:span><text:span text:style-name="T27">public</text:span><text:span text:style-name="T28"> CILCar(</text:span><text:span text:style-name="T27">int</text:span><text:span text:style-name="T28"> c, </text:span><text:span text:style-name="T27">string</text:span><text:span text:style-name="T28"> p)</text:span></text:p>
      <text:p text:style-name="P19"><text:span text:style-name="T28"><text:s text:c="4"/>{</text:span></text:p>
      <text:p text:style-name="P19"><text:span text:style-name="T28"><text:s text:c="6"/></text:span><text:span text:style-name="T27">this</text:span><text:span text:style-name="T28">.currSpeed = c;</text:span></text:p>
      <text:p text:style-name="P19"><text:span text:style-name="T28"><text:s text:c="6"/></text:span><text:span text:style-name="T27">this</text:span><text:span text:style-name="T28">.petName = p;</text:span></text:p>
      <text:p text:style-name="P19"><text:span text:style-name="T28"><text:s text:c="4"/>}</text:span></text:p>
      <text:p text:style-name="P19"><text:span text:style-name="T28"><text:s text:c="2"/>}</text:span></text:p>
      <text:p text:style-name="P19"><text:span text:style-name="T28">}</text:span></text:p>
      <text:p text:style-name="P19"/>
      <text:p text:style-name="P21"><text:span text:style-name="T29">CILCarInfo.cs:</text:span></text:p>
      <text:p text:style-name="P21"><text:span text:style-name="T27">using</text:span><text:span text:style-name="T28"> System;</text:span></text:p>
      <text:p text:style-name="P19"><text:span text:style-name="T27">using</text:span><text:span text:style-name="T28"> System.Windows.Forms;</text:span></text:p>
      <text:p text:style-name="P20"/>
      <text:p text:style-name="P19"><text:span text:style-name="T27">namespace</text:span><text:span text:style-name="T28"> CILCars</text:span></text:p>
      <text:p text:style-name="P19"><text:span text:style-name="T28">{</text:span></text:p>
      <text:p text:style-name="P19"><text:span text:style-name="T28"><text:s text:c="4"/></text:span><text:span text:style-name="T27">public</text:span><text:span text:style-name="T28"> </text:span><text:span text:style-name="T27">class</text:span><text:span text:style-name="T28"> </text:span><text:span text:style-name="T30">CILCarInfo</text:span></text:p>
      <text:p text:style-name="P19"><text:span text:style-name="T28"><text:s text:c="4"/>{</text:span></text:p>
      <text:p text:style-name="P19"><text:span text:style-name="T28"><text:s text:c="6"/></text:span><text:span text:style-name="T27">public</text:span><text:span text:style-name="T28"> </text:span><text:span text:style-name="T27">static</text:span><text:span text:style-name="T28"> </text:span><text:span text:style-name="T27">void</text:span><text:span text:style-name="T28"> Display(CILCar c)</text:span></text:p>
      <text:p text:style-name="P19"><text:span text:style-name="T28"><text:s text:c="6"/>{</text:span></text:p>
      <text:p text:style-name="P19"><text:span text:style-name="T28"><text:s text:c="8"/></text:span><text:span text:style-name="T27">string</text:span><text:span text:style-name="T28"> caption = </text:span><text:span text:style-name="T27">string</text:span><text:span text:style-name="T28">.Format(</text:span><text:span text:style-name="T31">"{0}'s speed is:"</text:span><text:span text:style-name="T28">, c.petName);</text:span></text:p>
      <text:p text:style-name="P19"><text:span text:style-name="T28"><text:s text:c="8"/>MessageBox.Show(c.currSpeed.ToString(), caption);</text:span></text:p>
      <text:p text:style-name="P19"><text:span text:style-name="T28"><text:s text:c="6"/>}</text:span></text:p>
      <text:p text:style-name="P19"><text:span text:style-name="T28"><text:s text:c="4"/>}</text:span></text:p>
      <text:p text:style-name="P19"><text:span text:style-name="T28">}</text:span></text:p>
      <text:p text:style-name="P21"/>
      <text:p text:style-name="P22"><text:span text:style-name="T29">CarClient.cs</text:span></text:p>
      <text:p text:style-name="P22"><text:span text:style-name="T27">using</text:span><text:span text:style-name="T28"> System;</text:span></text:p>
      <text:p text:style-name="P19"><text:span text:style-name="T27">using</text:span><text:span text:style-name="T28"> CILCars;</text:span></text:p>
      <text:p text:style-name="P20"/>
      <text:p text:style-name="P19"><text:span text:style-name="T27">namespace</text:span><text:span text:style-name="T28"> CarClient</text:span></text:p>
      <text:p text:style-name="P19"><text:span text:style-name="T28">{</text:span></text:p>
      <text:p text:style-name="P19"><text:span text:style-name="T28"><text:s text:c="2"/></text:span><text:span text:style-name="T27">class</text:span><text:span text:style-name="T28"> </text:span><text:span text:style-name="T30">Program</text:span></text:p>
      <text:p text:style-name="P19"><text:span text:style-name="T28"><text:s text:c="2"/>{</text:span></text:p>
      <text:p text:style-name="P19"><text:span text:style-name="T28"><text:s text:c="4"/></text:span><text:span text:style-name="T27">static</text:span><text:span text:style-name="T28"> </text:span><text:span text:style-name="T27">void</text:span><text:span text:style-name="T28"> Main(</text:span><text:span text:style-name="T27">string</text:span><text:span text:style-name="T28">[] args)</text:span></text:p>
      <text:p text:style-name="P19"><text:span text:style-name="T28"><text:s text:c="4"/>{</text:span></text:p>
      <text:p text:style-name="P19"><text:span text:style-name="T28"><text:s text:c="6"/>CILCar c = </text:span><text:span text:style-name="T27">new</text:span><text:span text:style-name="T28"> CILCar(55, </text:span><text:span text:style-name="T31">"Junior"</text:span><text:span text:style-name="T28">);</text:span></text:p>
      <text:p text:style-name="P19"><text:span text:style-name="T28"><text:s text:c="6"/>CILCarInfo.Display(c);</text:span></text:p>
      <text:p text:style-name="P19"><text:span text:style-name="T28"><text:s text:c="4"/>}</text:span></text:p>
      <text:p text:style-name="P19"><text:span text:style-name="T28"><text:s text:c="2"/>}</text:span></text:p>
      <text:p text:style-name="P19"><text:span text:style-name="T28">}</text:span></text:p>
      <text:p text:style-name="P22"><text:span text:style-name="T29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8M47S</meta:editing-duration>
    <meta:editing-cycles>72</meta:editing-cycles>
    <meta:generator>LibreOffice/4.3.3.2$Windows_x86 LibreOffice_project/9bb7eadab57b6755b1265afa86e04bf45fbfc644</meta:generator>
    <dc:date>2014-11-23T19:54:32.430000000</dc:date>
    <meta:document-statistic meta:table-count="0" meta:image-count="0" meta:object-count="0" meta:page-count="2" meta:paragraph-count="65" meta:word-count="616" meta:character-count="4290" meta:non-whitespace-character-count="3629"/>
    <meta:user-defined meta:name="Info 1"/>
    <meta:user-defined meta:name="Info 2"/>
    <meta:user-defined meta:name="Info 3"/>
    <meta:user-defined meta:name="Info 4"/>
  </office:meta>
</office:document-meta>
</file>